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 NAME : SPRO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u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MOVE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ide to sid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backwards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p player_down</text:p>
          </table:table-cell>
          <table:table-cell table:style-name="ce1"/>
        </table:table-row>
        <table:table-row table:style-name="ro1">
          <table:table-cell office:value-type="string" calcext:value-type="string">
            <text:p>NPC Spawn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env sprites:</text:p>
          </table:table-cell>
          <table:table-cell office:value-type="string" calcext:value-type="string">
            <text:p>(TEST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tre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table:style-name="ce3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(TEST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menu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PC Movem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Port mobile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ate an ex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Upload to itch/io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ource to github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47:59.897000000</meta:creation-date>
    <dc:date>2023-11-26T22:42:39.983000000</dc:date>
    <meta:editing-duration>PT2H51M19S</meta:editing-duration>
    <meta:editing-cycles>16</meta:editing-cycles>
    <meta:generator>LibreOffice/7.4.2.3$Windows_x86 LibreOffice_project/382eef1f22670f7f4118c8c2dd222ec7ad009daf</meta:generator>
    <meta:document-statistic meta:table-count="1" meta:cell-count="27" meta:object-count="0"/>
  </office:meta>
</office:document-meta>
</file>